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5.1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70.2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a xlink:href="https://aliexpress.ru/item/4000382464610.html" xlink:type="simple">https://aliexpress.ru/item/4000382464610.html</text:a></text:p>
          </table:table-cell>
          <table:table-cell table:number-columns-repeated="2"/>
          <table:table-cell office:value-type="string" calcext:value-type="string">
            <text:p>вент хотэнда 4010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4000829295351.html" xlink:type="simple">https://www.aliexpress.ru/item/4000829295351.html</text:a></text:p>
          </table:table-cell>
          <table:table-cell office:value-type="string" calcext:value-type="string">
            <text:p>40x40x10mm Tur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турбинки обдува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804117985.html" xlink:type="simple">https://www.aliexpress.ru/item/32804117985.html</text:a></text:p>
          </table:table-cell>
          <table:table-cell office:value-type="string" calcext:value-type="string">
            <text:p>Package 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репеж стола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1005001682323985.html" xlink:type="simple">https://www.aliexpress.ru/item/1005001682323985.html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00-240 В в DC 24 в-9a модуль питания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817734162.html" xlink:type="simple">https://www.aliexpress.ru/item/32817734162.html</text:a>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tical Endstop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760607353.html" xlink:type="simple">https://www.aliexpress.ru/item/32760607353.html</text:a>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реле торм стола (надо/нет?)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4000170289337.html" xlink:type="simple">https://www.aliexpress.ru/item/4000170289337.html</text:a></text:p>
          </table:table-cell>
          <table:table-cell office:value-type="string" calcext:value-type="string">
            <text:p>F625ZZ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подш флянц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969613862.html" xlink:type="simple">https://www.aliexpress.ru/item/32969613862.html</text:a></text:p>
          </table:table-cell>
          <table:table-cell office:value-type="string" calcext:value-type="string">
            <text:p>F625ZZ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<text:a xlink:href="https://www.aliexpress.ru/item/32969585748.html" xlink:type="simple">https://www.aliexpress.ru/item/32969585748.html</text:a></text:p>
          </table:table-cell>
          <table:table-cell office:value-type="string" calcext:value-type="string">
            <text:p>625Z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дш без фл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918948939.html" xlink:type="simple">https://www.aliexpress.ru/item/32918948939.html</text:a></text:p>
          </table:table-cell>
          <table:table-cell office:value-type="string" calcext:value-type="string">
            <text:p>GT2-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мень верх/стол 5м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890300996.html" xlink:type="simple">https://www.aliexpress.ru/item/32890300996.html</text:a></text:p>
          </table:table-cell>
          <table:table-cell office:value-type="string" calcext:value-type="string">
            <text:p>Ш:6 мм Д:2GT 172mm 86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мень Z 172mm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<text:a xlink:href="https://www.aliexpress.ru/item/32629617890.html" xlink:type="simple">https://www.aliexpress.ru/item/32629617890.html</text:a></text:p>
          </table:table-cell>
          <table:table-cell office:value-type="string" calcext:value-type="string">
            <text:p>20 teeth bore 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3">
            <text:p>шкивы</text:p>
          </table:table-cell>
        </table:table-row>
        <table:table-row table:style-name="ro1">
          <table:covered-table-cell/>
          <table:table-cell office:value-type="string" calcext:value-type="string">
            <text:p>20 teeth bore 5</text:p>
          </table:table-cell>
          <table:table-cell office:value-type="float" office:value="3" calcext:value-type="float">
            <text:p>3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40 teeth bore 8</text:p>
          </table:table-cell>
          <table:table-cell office:value-type="float" office:value="1" calcext:value-type="float">
            <text:p>1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<text:a xlink:href="https://www.aliexpress.ru/item/4001223323244.html" xlink:type="simple">https://www.aliexpress.ru/item/4001223323244.html</text:a></text:p>
          </table:table-cell>
          <table:table-cell office:value-type="string" calcext:value-type="string">
            <text:p>SK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12 держатели вала 4шт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882403658.html" xlink:type="simple">https://www.aliexpress.ru/item/32882403658.html</text:a></text:p>
          </table:table-cell>
          <table:table-cell office:value-type="string" calcext:value-type="string">
            <text:p>300mm 220V 500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релка стола 220в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1005001492966925.html" xlink:type="simple">https://www.aliexpress.ru/item/1005001492966925.html</text:a></text:p>
          </table:table-cell>
          <table:table-cell office:value-type="string" calcext:value-type="string">
            <text:p>SSR-40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ле 220в стола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911028903.html" xlink:type="simple">https://www.aliexpress.ru/item/32911028903.html</text:a></text:p>
          </table:table-cell>
          <table:table-cell office:value-type="string" calcext:value-type="string">
            <text:p>Long-0.4-1.7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Хотэнд v6</text:p>
          </table:table-cell>
        </table:table-row>
        <table:table-row table:style-name="ro1">
          <table:table-cell table:style-name="Default" office:value-type="string" calcext:value-type="string">
            <text:p><text:a xlink:href="https://aliexpress.ru/item/32811202140.html" xlink:type="simple">https://aliexpress.ru/item/32811202140.html</text:a>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Валы 2 шт 12мм/450мм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32572890101.html" xlink:type="simple">https://www.aliexpress.ru/item/32572890101.html</text:a></text:p>
          </table:table-cell>
          <table:table-cell office:value-type="string" calcext:value-type="string">
            <text:p>17HS19-2004S1 x 3p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лектродвигатель шаговый Nema 17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1000007480470.html" xlink:type="simple">https://www.aliexpress.ru/item/1000007480470.html</text:a></text:p>
          </table:table-cell>
          <table:table-cell office:value-type="string" calcext:value-type="string">
            <text:p>MGN9H 350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Рельсы MGN9H kgt</text:p>
          </table:table-cell>
        </table:table-row>
        <table:table-row table:style-name="ro1">
          <table:table-cell table:style-name="Default" office:value-type="string" calcext:value-type="string">
            <text:p><text:a xlink:href="https://www.aliexpress.ru/item/4000355635185.html" xlink:type="simple">https://www.aliexpress.ru/item/4000355635185.html</text:a></text:p>
          </table:table-cell>
          <table:table-cell office:value-type="string" calcext:value-type="string">
            <text:p>LMK12LU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ин подш LMK12LUU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.00.0000</text:date>, <text:time style:data-style-name="N2" text:time-value="17:51:54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 LibreOffice_project/a64200df03143b798afd1ec74a12ab50359878ed</meta:generator>
    <dc:date>2021-10-17T18:14:52.923000000</dc:date>
    <meta:editing-duration>PT51M33S</meta:editing-duration>
    <meta:editing-cycles>18</meta:editing-cycles>
    <meta:document-statistic meta:table-count="1" meta:cell-count="77" meta:object-count="0"/>
  </office:meta>
</office:document-meta>
</file>